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2pt" officeooo:rsid="001a6344" officeooo:paragraph-rsid="001a6344"/>
    </style:style>
    <style:style style:name="P3" style:family="paragraph" style:parent-style-name="Standard">
      <style:text-properties style:font-name="sans-serif" fo:font-size="12pt" officeooo:rsid="001a6344" officeooo:paragraph-rsid="001f14fd"/>
    </style:style>
    <style:style style:name="P4" style:family="paragraph" style:parent-style-name="Standard">
      <style:text-properties style:font-name="sans-serif" fo:font-size="12pt" officeooo:rsid="001b8031" officeooo:paragraph-rsid="001b8031"/>
    </style:style>
    <style:style style:name="P5" style:family="paragraph" style:parent-style-name="Standard">
      <style:text-properties style:font-name="sans-serif" fo:font-size="12pt" officeooo:rsid="001b8031" officeooo:paragraph-rsid="00243350"/>
    </style:style>
    <style:style style:name="P6" style:family="paragraph" style:parent-style-name="Standard">
      <style:text-properties style:font-name="sans-serif" fo:font-size="12pt" officeooo:paragraph-rsid="001b8031"/>
    </style:style>
    <style:style style:name="P7" style:family="paragraph" style:parent-style-name="Standard">
      <style:text-properties style:font-name="sans-serif" fo:font-size="12pt" officeooo:rsid="001e2269" officeooo:paragraph-rsid="001e2269"/>
    </style:style>
    <style:style style:name="P8" style:family="paragraph" style:parent-style-name="Standard">
      <style:text-properties style:font-name="sans-serif" fo:font-size="12pt" officeooo:rsid="001e9bcf" officeooo:paragraph-rsid="001e9bcf"/>
    </style:style>
    <style:style style:name="P9" style:family="paragraph" style:parent-style-name="Standard">
      <style:text-properties style:font-name="sans-serif" fo:font-size="12pt" officeooo:rsid="001f14fd" officeooo:paragraph-rsid="001f14fd"/>
    </style:style>
    <style:style style:name="P10" style:family="paragraph" style:parent-style-name="Standard">
      <style:text-properties style:font-name="sans-serif" fo:font-size="12pt" fo:font-weight="bold" officeooo:rsid="001f14fd" officeooo:paragraph-rsid="001f14fd" style:font-weight-asian="bold" style:font-weight-complex="bold"/>
    </style:style>
    <style:style style:name="P11" style:family="paragraph" style:parent-style-name="Standard">
      <style:text-properties style:font-name="sans-serif" fo:font-size="12pt" style:text-underline-style="solid" style:text-underline-width="auto" style:text-underline-color="font-color" fo:font-weight="bold" officeooo:rsid="001a6344" officeooo:paragraph-rsid="001a6344" style:font-weight-asian="bold" style:font-weight-complex="bold"/>
    </style:style>
    <style:style style:name="P12" style:family="paragraph" style:parent-style-name="Standard">
      <style:text-properties style:font-name="sans-serif" fo:font-size="12pt" officeooo:rsid="0021f0bc" officeooo:paragraph-rsid="0021f0bc"/>
    </style:style>
    <style:style style:name="P13" style:family="paragraph" style:parent-style-name="Standard" style:list-style-name="L1">
      <style:text-properties style:font-name="sans-serif" fo:font-size="12pt" officeooo:rsid="001e9bcf" officeooo:paragraph-rsid="001e9bcf"/>
    </style:style>
    <style:style style:name="P14" style:family="paragraph" style:parent-style-name="Standard" style:list-style-name="L5">
      <style:text-properties style:font-name="sans-serif" fo:font-size="12pt" officeooo:rsid="001e9bcf" officeooo:paragraph-rsid="00250758"/>
    </style:style>
    <style:style style:name="P15" style:family="paragraph" style:parent-style-name="Standard" style:list-style-name="L2">
      <style:text-properties style:font-name="sans-serif" fo:font-size="12pt" officeooo:rsid="001f14fd" officeooo:paragraph-rsid="001f14fd"/>
    </style:style>
    <style:style style:name="P16" style:family="paragraph" style:parent-style-name="Standard">
      <style:text-properties style:font-name="sans-serif" fo:font-size="12pt" fo:font-weight="normal" officeooo:rsid="001f14fd" officeooo:paragraph-rsid="001f14fd" style:font-weight-asian="normal" style:font-weight-complex="normal"/>
    </style:style>
    <style:style style:name="P17" style:family="paragraph" style:parent-style-name="Standard" style:list-style-name="L5">
      <style:text-properties style:font-name="sans-serif" fo:font-size="12pt" fo:font-weight="normal" officeooo:rsid="0024a2eb" officeooo:paragraph-rsid="0024a2eb" style:font-weight-asian="normal" style:font-weight-complex="normal"/>
    </style:style>
    <style:style style:name="P18" style:family="paragraph" style:parent-style-name="Standard" style:list-style-name="L5">
      <style:text-properties style:font-name="sans-serif" fo:font-size="12pt" fo:font-weight="normal" officeooo:rsid="001e9bcf" officeooo:paragraph-rsid="00250758" style:font-weight-asian="normal" style:font-weight-complex="normal"/>
    </style:style>
    <style:style style:name="P19" style:family="paragraph" style:parent-style-name="Standard" style:list-style-name="L5">
      <style:text-properties style:font-name="sans-serif" fo:font-size="12pt" fo:font-weight="normal" officeooo:rsid="0025ec07" officeooo:paragraph-rsid="0025ec07" style:font-weight-asian="normal" style:font-weight-complex="normal"/>
    </style:style>
    <style:style style:name="P20" style:family="paragraph" style:parent-style-name="Standard" style:list-style-name="L3">
      <style:text-properties style:font-name="sans-serif" fo:font-size="12pt" officeooo:rsid="001a6344" officeooo:paragraph-rsid="001f14fd"/>
    </style:style>
    <style:style style:name="P21" style:family="paragraph" style:parent-style-name="Standard" style:list-style-name="L5">
      <style:text-properties style:font-name="sans-serif" fo:font-size="12pt" officeooo:rsid="001a6344" officeooo:paragraph-rsid="00243350"/>
    </style:style>
    <style:style style:name="P22" style:family="paragraph" style:parent-style-name="Standard">
      <style:text-properties style:font-name="sans-serif" fo:font-size="12pt" officeooo:rsid="00243350" officeooo:paragraph-rsid="00243350"/>
    </style:style>
    <style:style style:name="P23" style:family="paragraph" style:parent-style-name="Standard" style:list-style-name="L4">
      <style:text-properties style:font-name="sans-serif" fo:font-size="12pt" officeooo:rsid="00243350" officeooo:paragraph-rsid="00243350"/>
    </style:style>
    <style:style style:name="P24" style:family="paragraph" style:parent-style-name="Standard" style:list-style-name="L4">
      <style:text-properties style:font-name="sans-serif" fo:font-size="12pt" officeooo:rsid="001b8031" officeooo:paragraph-rsid="00243350"/>
    </style:style>
    <style:style style:name="P25" style:family="paragraph" style:parent-style-name="Standard" style:list-style-name="L5">
      <style:text-properties style:font-name="sans-serif" fo:font-size="12pt" fo:font-weight="bold" officeooo:rsid="001a6344" officeooo:paragraph-rsid="00243350" style:font-weight-asian="bold" style:font-weight-complex="bold"/>
    </style:style>
    <style:style style:name="P26" style:family="paragraph" style:parent-style-name="Standard" style:list-style-name="L5">
      <style:text-properties style:font-name="sans-serif" fo:font-size="12pt" fo:font-weight="bold" officeooo:rsid="0024a2eb" officeooo:paragraph-rsid="0024a2eb" style:font-weight-asian="bold" style:font-weight-complex="bold"/>
    </style:style>
    <style:style style:name="P27" style:family="paragraph" style:parent-style-name="Standard" style:list-style-name="L5">
      <style:text-properties style:font-name="sans-serif" fo:font-size="12pt" fo:font-weight="bold" officeooo:rsid="001e9bcf" officeooo:paragraph-rsid="00250758" style:font-weight-asian="bold" style:font-weight-complex="bold"/>
    </style:style>
    <style:style style:name="P28" style:family="paragraph" style:parent-style-name="Standard" style:list-style-name="L5">
      <style:text-properties style:font-name="sans-serif" fo:font-size="12pt" fo:font-weight="bold" officeooo:rsid="00250758" officeooo:paragraph-rsid="00250758" style:font-weight-asian="bold" style:font-weight-complex="bold"/>
    </style:style>
    <style:style style:name="P29" style:family="paragraph" style:parent-style-name="Standard" style:list-style-name="L5">
      <style:text-properties style:font-name="sans-serif" fo:font-size="12pt" fo:font-weight="bold" officeooo:rsid="0025ec07" officeooo:paragraph-rsid="0025ec07" style:font-weight-asian="bold" style:font-weight-complex="bold"/>
    </style:style>
    <style:style style:name="P30" style:family="paragraph" style:parent-style-name="Standard" style:list-style-name="L5">
      <style:text-properties style:font-name="sans-serif" fo:font-size="12pt" fo:font-weight="bold" officeooo:rsid="002b9085" officeooo:paragraph-rsid="002b9085" style:font-weight-asian="bold" style:font-weight-complex="bold"/>
    </style:style>
    <style:style style:name="P31" style:family="paragraph" style:parent-style-name="Standard">
      <style:text-properties style:font-name="sans-serif" fo:font-size="12pt" officeooo:paragraph-rsid="001a6344"/>
    </style:style>
    <style:style style:name="P32" style:family="paragraph" style:parent-style-name="Standard">
      <style:paragraph-properties fo:text-align="center" style:justify-single-word="false"/>
      <style:text-properties style:font-name="sans-serif" fo:font-size="12pt" style:text-underline-style="none" officeooo:rsid="002b7ce0" officeooo:paragraph-rsid="002b7ce0"/>
    </style:style>
    <style:style style:name="P33" style:family="paragraph" style:parent-style-name="Standard" style:list-style-name="L5">
      <style:text-properties officeooo:paragraph-rsid="00250758"/>
    </style:style>
    <style:style style:name="P34" style:family="paragraph" style:parent-style-name="Standard" style:list-style-name="L5">
      <style:text-properties officeooo:paragraph-rsid="0025ec07"/>
    </style:style>
    <style:style style:name="P35" style:family="paragraph" style:parent-style-name="Standard" style:list-style-name="L5">
      <style:text-properties fo:font-weight="normal" officeooo:paragraph-rsid="00243350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50758" officeooo:paragraph-rsid="00250758" style:font-weight-asian="normal" style:font-weight-complex="normal"/>
    </style:style>
    <style:style style:name="P37" style:family="paragraph" style:parent-style-name="Standard" style:list-style-name="L5">
      <style:text-properties fo:font-weight="bold" officeooo:paragraph-rsid="00243350" style:font-weight-asian="bold" style:font-weight-complex="bold"/>
    </style:style>
    <style:style style:name="P38" style:family="paragraph" style:parent-style-name="Standard" style:list-style-name="L5">
      <style:text-properties fo:font-weight="bold" officeooo:rsid="0025ec07" officeooo:paragraph-rsid="0025ec07" style:font-weight-asian="bold" style:font-weight-complex="bold"/>
    </style:style>
    <style:style style:name="P39" style:family="paragraph" style:parent-style-name="Standard" style:list-style-name="L5">
      <style:text-properties officeooo:rsid="0024a2eb" officeooo:paragraph-rsid="0024a2eb"/>
    </style:style>
    <style:style style:name="P40" style:family="paragraph" style:parent-style-name="Standard" style:list-style-name="L5">
      <style:text-properties officeooo:rsid="00250758" officeooo:paragraph-rsid="00250758"/>
    </style:style>
    <style:style style:name="T1" style:family="text">
      <style:text-properties officeooo:rsid="001a6344"/>
    </style:style>
    <style:style style:name="T2" style:family="text">
      <style:text-properties officeooo:rsid="001b8031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2pt" officeooo:rsid="001e9bcf"/>
    </style:style>
    <style:style style:name="T5" style:family="text">
      <style:text-properties style:font-name="sans-serif" fo:font-size="12pt" fo:font-weight="bold" style:font-weight-asian="bold" style:font-weight-complex="bold"/>
    </style:style>
    <style:style style:name="T6" style:family="text">
      <style:text-properties style:font-name="sans-serif" fo:font-size="12pt" fo:font-weight="bold" officeooo:rsid="001a6344" style:font-weight-asian="bold" style:font-weight-complex="bold"/>
    </style:style>
    <style:style style:name="T7" style:family="text">
      <style:text-properties style:font-name="sans-serif" fo:font-size="12pt" fo:font-weight="bold" officeooo:rsid="001e9bcf" style:font-weight-asian="bold" style:font-weight-complex="bold"/>
    </style:style>
    <style:style style:name="T8" style:family="text">
      <style:text-properties style:font-name="sans-serif" fo:font-size="12pt" fo:font-weight="bold" officeooo:rsid="0025ec07" style:font-weight-asian="bold" style:font-weight-complex="bold"/>
    </style:style>
    <style:style style:name="T9" style:family="text">
      <style:text-properties style:font-name="sans-serif" fo:font-size="12pt" fo:font-weight="bold" officeooo:rsid="002b9085" style:font-weight-asian="bold" style:font-weight-complex="bold"/>
    </style:style>
    <style:style style:name="T10" style:family="text">
      <style:text-properties style:font-name="sans-serif" fo:font-size="12pt" officeooo:rsid="00243350"/>
    </style:style>
    <style:style style:name="T11" style:family="text">
      <style:text-properties style:font-name="sans-serif" fo:font-size="12pt" officeooo:rsid="001a6344"/>
    </style:style>
    <style:style style:name="T12" style:family="text">
      <style:text-properties style:font-name="sans-serif" fo:font-size="12pt" officeooo:rsid="00250758"/>
    </style:style>
    <style:style style:name="T13" style:family="text">
      <style:text-properties style:font-name="sans-serif" fo:font-size="12pt" fo:font-weight="normal" officeooo:rsid="001e9bcf" style:font-weight-asian="normal" style:font-weight-complex="normal"/>
    </style:style>
    <style:style style:name="T14" style:family="text">
      <style:text-properties style:font-name="sans-serif" fo:font-size="12pt" fo:font-weight="normal" officeooo:rsid="00250758" style:font-weight-asian="normal" style:font-weight-complex="normal"/>
    </style:style>
    <style:style style:name="T15" style:family="text">
      <style:text-properties style:font-name="sans-serif" fo:font-size="12pt" officeooo:rsid="0025ec0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b8031" style:font-weight-asian="bold" style:font-weight-complex="bold"/>
    </style:style>
    <style:style style:name="T18" style:family="text">
      <style:text-properties officeooo:rsid="001f14f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f14fd" style:font-weight-asian="normal" style:font-weight-complex="normal"/>
    </style:style>
    <style:style style:name="T21" style:family="text">
      <style:text-properties fo:font-weight="normal" officeooo:rsid="001fd3b7" style:font-weight-asian="normal" style:font-weight-complex="normal"/>
    </style:style>
    <style:style style:name="T22" style:family="text">
      <style:text-properties officeooo:rsid="00243350"/>
    </style:style>
    <style:style style:name="T23" style:family="text">
      <style:text-properties style:text-underline-style="solid" style:text-underline-width="auto" style:text-underline-color="font-color" fo:font-weight="bold" officeooo:rsid="001b8031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a634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7">P</text:span><text:span text:style-name="T16">rogram Description</text:span></text:p>
      <text:p text:style-name="P31"><text:span text:style-name="T23"/></text:p>
      <text:p text:style-name="P31"><text:span text:style-name="T23">1. I</text:span><text:span text:style-name="T24">ntroduction</text:span></text:p>
      <text:p text:style-name="P7"/>
      <text:p text:style-name="P7">This is a model of a Linux shell that has basic builtin commands and the functionality to execute external commands</text:p>
      <text:p text:style-name="P4"/>
      <text:p text:style-name="P8"><text:span text:style-name="T16">Builtin commands </text:span>include:</text:p>
      <text:list xml:id="list2761649211" text:style-name="L1">
        <text:list-item>
          <text:p text:style-name="P13">cd – move/change directory</text:p>
        </text:list-item>
        <text:list-item>
          <text:p text:style-name="P13">clr – clear screen</text:p>
        </text:list-item>
        <text:list-item>
          <text:p text:style-name="P13">dir – list out directories and files </text:p>
        </text:list-item>
        <text:list-item>
          <text:p text:style-name="P13">environ – prints out the env variables</text:p>
        </text:list-item>
        <text:list-item>
          <text:p text:style-name="P13">echo – prints back out items entered after “echo”</text:p>
        </text:list-item>
        <text:list-item>
          <text:p text:style-name="P13">help – display help message</text:p>
        </text:list-item>
        <text:list-item>
          <text:p text:style-name="P13">pause – pause till user press enter</text:p>
        </text:list-item>
        <text:list-item>
          <text:p text:style-name="P13">exit – exit the shell </text:p>
        </text:list-item>
      </text:list>
      <text:p text:style-name="P4"/>
      <text:p text:style-name="P8"><text:span text:style-name="T16">External commands:</text:span><text:line-break/><text:tab/>Assume we have an executable “hello” compiled from “hello.c”, the shell can execute “hello” by having the user type in:</text:p>
      <text:p text:style-name="P8"><text:tab/>&lt;prompt&gt;$ ./hello</text:p>
      <text:p text:style-name="P4"/>
      <text:p text:style-name="P11"><text:span text:style-name="T2">2. P</text:span>rogram design</text:p>
      <text:p text:style-name="P2"/>
      <text:p text:style-name="P2"><text:tab/><text:span text:style-name="T18">Source files consist of 4 main ones:</text:span></text:p>
      <text:list xml:id="list3968219267" text:style-name="L2">
        <text:list-item>
          <text:p text:style-name="P15">main.c</text:p>
        </text:list-item>
        <text:list-item>
          <text:p text:style-name="P15">function.c </text:p>
        </text:list-item>
        <text:list-item>
          <text:p text:style-name="P15">header.h</text:p>
        </text:list-item>
        <text:list-item>
          <text:p text:style-name="P15">Makefile</text:p>
        </text:list-item>
      </text:list>
      <text:p text:style-name="P9">Detail</text:p>
      <text:p text:style-name="P9"><text:tab/><text:span text:style-name="T16">main.c</text:span></text:p>
      <text:p text:style-name="P9"><text:span text:style-name="T16"><text:tab/></text:span><text:span text:style-name="T19">Initializes the shell and run a continuous loop asking for new commands. If a command string is successfully taken in and tokenized, main will direct the token list to shell_execute(), which lies in function.c</text:span></text:p>
      <text:p text:style-name="P16"><text:tab/></text:p>
      <text:p text:style-name="P10"><text:tab/>function.c</text:p>
      <text:p text:style-name="P3"><text:tab/><text:span text:style-name="T20">Contains the huge shell_execute() function and all functions the perform builtin functionalities. </text:span></text:p>
      <text:p text:style-name="P16"><text:tab/>Shell exec() parses the tokenized argument list, check for special symbols, and determine a builtin or an external command will be executed. </text:p>
      <text:p text:style-name="P3"><text:span text:style-name="T20"><text:tab/>Other functions (return void) lies in function.c </text:span><text:span text:style-name="T21">includes:</text:span></text:p>
      <text:list xml:id="list23923101" text:style-name="L3">
        <text:list-item>
          <text:p text:style-name="P20">int shell_execute(char** args_list);</text:p>
        </text:list-item>
        <text:list-item>
          <text:p text:style-name="P20">void shell_cd(char** args_list);</text:p>
        </text:list-item>
        <text:list-item>
          <text:p text:style-name="P20">void shell_pause(char** args_list);</text:p>
        </text:list-item>
        <text:list-item>
          <text:p text:style-name="P20">void shell_echo(char** args_list);</text:p>
        </text:list-item>
        <text:list-item>
          <text:p text:style-name="P20">void shell_help(char** args_lis);</text:p>
        </text:list-item>
        <text:list-item>
          <text:p text:style-name="P20">void shell_environ(char** args_list);</text:p>
        </text:list-item>
        <text:list-item>
          <text:p text:style-name="P20">void shell_clr(char** args_list);</text:p>
        </text:list-item>
        <text:list-item>
          <text:p text:style-name="P20">int is_dir(char *path_name);</text:p>
        </text:list-item>
        <text:list-item>
          <text:p text:style-name="P20"><text:soft-page-break/>void shell_ls(char** args_list);</text:p>
        </text:list-item>
        <text:list-item>
          <text:p text:style-name="P20">void shell_exit(char** args_list);</text:p>
        </text:list-item>
        <text:list-item>
          <text:p text:style-name="P20">int exec_pipe(char **args, int p_indx);</text:p>
          <text:p text:style-name="P20"/>
        </text:list-item>
      </text:list>
      <text:p text:style-name="P11"><text:span text:style-name="T2">3. </text:span>Test plan</text:p>
      <text:p text:style-name="P2"/>
      <text:p text:style-name="P12">The process of building this shell starts from buiding the frame of execution, moving on to builtin commands, external commands, and finally, functions for I/O redirection, pipe, and background run symbols. </text:p>
      <text:p text:style-name="P12"/>
      <text:p text:style-name="P22">Core tests/checks in any new built:</text:p>
      <text:list xml:id="list3600357617" text:style-name="L4">
        <text:list-item>
          <text:p text:style-name="P24">Error check every time a system_call() is called</text:p>
        </text:list-item>
        <text:list-item>
          <text:p text:style-name="P24"><text:span text:style-name="T22">Open</text:span> a non-existent file/<text:span text:style-name="T22">folder</text:span> </text:p>
        </text:list-item>
        <text:list-item>
          <text:p text:style-name="P23">Execute an invalid command, or invalid version of a builtin</text:p>
        </text:list-item>
        <text:list-item>
          <text:p text:style-name="P24">fork() or pipe() failing</text:p>
        </text:list-item>
        <text:list-item>
          <text:p text:style-name="P24">exec() fails to launch</text:p>
        </text:list-item>
        <text:list-item>
          <text:p text:style-name="P23">memory allocation &amp; deallocation</text:p>
        </text:list-item>
      </text:list>
      <text:p text:style-name="P5"/>
      <text:p text:style-name="P22">Tests for each function:</text:p>
      <text:p text:style-name="P22"/>
      <text:list xml:id="list531179983" text:style-name="L5">
        <text:list-item>
          <text:p text:style-name="P25">cd </text:p>
          <text:p text:style-name="P21">cd ..</text:p>
          <text:p text:style-name="P35"><text:span text:style-name="T11">cd </text:span><text:span text:style-name="T10">Debug</text:span></text:p>
          <text:p text:style-name="P21"/>
        </text:list-item>
        <text:list-item>
          <text:p text:style-name="P25">dir</text:p>
          <text:p text:style-name="P21">dir Project_1</text:p>
          <text:p text:style-name="P21">dir &gt; output.txt</text:p>
          <text:p text:style-name="P21">dir &gt;&gt; output.txt</text:p>
          <text:p text:style-name="P37"/>
        </text:list-item>
        <text:list-item>
          <text:p text:style-name="P39"><text:span text:style-name="T6">c</text:span><text:span text:style-name="T5">lr</text:span></text:p>
          <text:p text:style-name="P17">clr</text:p>
          <text:p text:style-name="P26"/>
        </text:list-item>
        <text:list-item>
          <text:p text:style-name="P26">environ</text:p>
          <text:p text:style-name="P17">environ</text:p>
          <text:p text:style-name="P17">environ &gt; output.txt</text:p>
          <text:p text:style-name="P17">environ &gt;&gt; output.txt</text:p>
          <text:p text:style-name="P14"/>
        </text:list-item>
        <text:list-item>
          <text:p text:style-name="P27">echo</text:p>
          <text:p text:style-name="P40"><text:span text:style-name="T4">e</text:span><text:span text:style-name="T3">cho “Hello world” &gt; output.txt</text:span></text:p>
          <text:p text:style-name="P14"/>
        </text:list-item>
        <text:list-item>
          <text:p text:style-name="P27">help</text:p>
          <text:p text:style-name="P36"><text:span text:style-name="T4">h</text:span><text:span text:style-name="T3">elp</text:span></text:p>
          <text:p text:style-name="P28"/>
        </text:list-item>
        <text:list-item>
          <text:p text:style-name="P33"><text:span text:style-name="T7">pause</text:span><text:span text:style-name="T4"> </text:span></text:p>
          <text:p text:style-name="P40"><text:span text:style-name="T4">p</text:span><text:span text:style-name="T3">ause</text:span></text:p>
          <text:p text:style-name="P18"/>
        </text:list-item>
        <text:list-item>
          <text:p text:style-name="P33"><text:span text:style-name="T7">exit </text:span><text:span text:style-name="T14"><text:line-break/>prints out allocated memory spaces to make sure they are free</text:span><text:span text:style-name="T13"> </text:span></text:p>
          <text:p text:style-name="P18"/>
        </text:list-item>
        <text:list-item>
          <text:p text:style-name="P34"><text:soft-page-break/><text:span text:style-name="T9">Test </text:span><text:span text:style-name="T8">exec</text:span><text:span text:style-name="T9">()</text:span></text:p>
          <text:p text:style-name="P29"/>
        </text:list-item>
        <text:list-item>
          <text:p text:style-name="P38"><text:span text:style-name="T4">T</text:span><text:span text:style-name="T3">est pipe</text:span></text:p>
          <text:p text:style-name="P19">Create hello.c (prints out “HelloWorld”) &amp; take_hello.c (asks for user input &amp; print out to console what hello.c gives)</text:p>
          <text:p text:style-name="P19"/>
        </text:list-item>
        <text:list-item>
          <text:p text:style-name="P30">Test background run</text:p>
          <text:p text:style-name="P19"><text:s/></text:p>
        </text:list-item>
        <text:list-item>
          <text:p text:style-name="P33"><text:span text:style-name="T14">Create</text:span><text:span text:style-name="T3"> a </text:span><text:span text:style-name="T5">batch-file</text:span><text:span text:style-name="T3"> of </text:span><text:span text:style-name="T12">valid and </text:span><text:span text:style-name="T3">invalid commands, </text:span><text:span text:style-name="T12">check </text:span><text:span text:style-name="T15">if </text:span><text:span text:style-name="T3">shell can handle them</text:span></text:p>
        </text:list-item>
      </text:list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07:51.039157485</meta:creation-date>
    <dc:date>2019-10-14T02:28:39.564396361</dc:date>
    <meta:editing-duration>PT44M12S</meta:editing-duration>
    <meta:editing-cycles>9</meta:editing-cycles>
    <meta:generator>LibreOffice/6.2.5.2$Linux_X86_64 LibreOffice_project/20$Build-2</meta:generator>
    <meta:document-statistic meta:table-count="0" meta:image-count="0" meta:object-count="0" meta:page-count="3" meta:paragraph-count="76" meta:word-count="425" meta:character-count="2618" meta:non-whitespace-character-count="2278"/>
  </office:meta>
</office:document-meta>
</file>